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fo:background-color="#ffff00" style:font-weight-asian="bold" style:font-weight-complex="bold"/>
    </style:style>
    <style:style style:name="T1" style:family="text">
      <style:text-properties fo:font-weight="bold" style:font-weight-asian="bold" style:font-weight-complex="bold"/>
    </style:style>
    <style:style style:name="T2" style:family="text">
      <style:text-properties fo:font-weight="bold" fo:background-color="#ffff00" style:font-weight-asian="bold" style:font-weight-complex="bold"/>
    </style:style>
    <style:style style:name="T3"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span text:style-name="T2">Feature engineering</text:span>:</text:p>
      <text:p text:style-name="Standard"/>
      <text:p text:style-name="Standard">Feature engineering is the process of selecting, manipulating, and transforming raw data into features that can be used in supervised learning. In order to make machine learning work well on new tasks, it might be necessary to design and train better features. .</text:p>
      <text:p text:style-name="Standard"/>
      <text:p text:style-name="Standard">Feature engineering is the development of new data features from raw data. With this technique, engineers analyze the raw data and potential information in order to extract a new or more valuable set of features. it's the act of converting raw observations into desired features using statistical or machine learning approaches.</text:p>
      <text:p text:style-name="Standard"/>
      <text:p text:style-name="Standard"/>
      <text:p text:style-name="P1">What is Feature Engineering</text:p>
      <text:p text:style-name="Standard">Feature engineering is a machine learning technique that leverages data to create new variables that aren’t in the training set. </text:p>
      <text:p text:style-name="Standard">It simplifies and speed up data transformation and enhances model ccuracy </text:p>
      <text:p text:style-name="Standard"/>
      <text:p text:style-name="Standard">Feature engineering <text:span text:style-name="T1">consist of various process</text:span>.</text:p>
      <text:p text:style-name="Standard"><text:s/></text:p>
      <text:p text:style-name="Standard"><text:span text:style-name="T1">Feature Creation</text:span>: Creating features involves creating new variables which will be most helpful for our model. This can be adding or removing some features.</text:p>
      <text:p text:style-name="Standard"/>
      <text:p text:style-name="Standard"><text:span text:style-name="T1">Transformations:</text:span> Feature transformation is simply a function that transforms features from one representation to another. The goal here is to plot and visualise data, if something is not adding up with the new features we can reduce the number of features used, speed up training, or increase the accuracy of a certain model.</text:p>
      <text:p text:style-name="Standard"/>
      <text:p text:style-name="Standard"><text:span text:style-name="T1">Feature Extraction</text:span>: Feature extraction is the process of extracting features from a data set to identify useful information. Without distorting the original relationships or significant information, this compresses the amount of data into manageable quantities for algorithms to process.</text:p>
      <text:p text:style-name="Standard"/>
      <text:p text:style-name="Standard"><text:span text:style-name="T1">EDA</text:span>: </text:p>
      <text:p text:style-name="Standard"/>
      <text:p text:style-name="Standard"><text:span text:style-name="T1">Benchmark</text:span>: A Benchmark Model is the most user-friendly, dependable, transparent, and interpretable model against which you can measure your own. It’s a good idea to run test datasets to see if your new machine learning model outperforms a recognised benchmark</text:p>
      <text:p text:style-name="Standard"/>
      <text:p text:style-name="Standard"/>
      <text:p text:style-name="Standard"><text:span text:style-name="T2">Importance of <text:s/>Feature engineering</text:span>: </text:p>
      <text:p text:style-name="Standard">Feature engineering refers to the process of designing artificial features into an algorithm that improves algorithms performance</text:p>
      <text:p text:style-name="Standard"/>
      <text:p text:style-name="P1">Feature Engineering Techniques for Machine Learning</text:p>
      <text:p text:style-name="Standard">Lets see a few feature engineering best techniques that you can use. Some of the techniques listed may work better with certain algorithms or datasets, while others may be useful in all situations.</text:p>
      <text:p text:style-name="Standard"/>
      <text:p text:style-name="Standard"><text:span text:style-name="T1">Imputation</text:span>: </text:p>
      <text:p text:style-name="Standard">Numerical imputation: specific value or aggregate calculation</text:p>
      <text:p text:style-name="Standard">Categorical imputation: specific value or most frequent value </text:p>
      <text:p text:style-name="Standard"/>
      <text:p text:style-name="Standard"/>
      <text:p text:style-name="Standard"><text:soft-page-break/></text:p>
      <text:p text:style-name="Standard"><text:span text:style-name="T1">Handling outliers</text:span>: </text:p>
      <text:p text:style-name="Standard">removal ( not ok if if too many), replacing values (suitable imputation), capping( arbitrary value for min or max), discretization ( to convert the continuous variables into discrete ones. )</text:p>
      <text:p text:style-name="Standard"/>
      <text:p text:style-name="Standard"><text:span text:style-name="T1">Log transform</text:span>: </text:p>
      <text:p text:style-name="Standard">It’s mostly used to turn a skewed distribution into a normal or less-skewed distribution. We take the log of the values in a column and utilise those values as the column in this transform. It is used to handle confusing data, and the data becomes more approximative to normal applications.</text:p>
      <text:p text:style-name="Standard"/>
      <text:p text:style-name="Standard">df[log_price] = np.log(df[‘Price’])</text:p>
      <text:p text:style-name="Standard"/>
      <text:p text:style-name="Standard"><text:span text:style-name="T1">One-hot encoding</text:span>: </text:p>
      <text:p text:style-name="Standard">One-hot encoding is a technique used in data preprocessing to represent categorical data as binary vectors. Machine learning algorithms often require numerical data as input, so categorical data needs to be converted into a numerical format.</text:p>
      <text:p text:style-name="Standard"/>
      <text:p text:style-name="Standard"/>
      <text:p text:style-name="Standard"><text:span text:style-name="T1">Scaling</text:span>: </text:p>
      <text:p text:style-name="Standard"/>
      <text:p text:style-name="Standard">After a scaling operation, the continuous features become similar in terms of range. There are two common ways for scaling :</text:p>
      <text:p text:style-name="Standard"/>
      <text:p text:style-name="Standard">Normalization: </text:p>
      <text:p text:style-name="Standard">All values are scaled in a specified range between 0 and 1 via normalisation (or min-max normalisation). This modification has no influence on the feature’s distribution, however it does exacerbate the effects of outliers due to lower standard deviations. As a result, it is advised that <text:span text:style-name="T3">outliers be dealt with prior</text:span> to normalisation.</text:p>
      <text:p text:style-name="Standard"/>
      <text:p text:style-name="Standard">Standardization: </text:p>
      <text:p text:style-name="Standard">Standardization (also known as z-score normalisation) is the process of scaling values while accounting for standard deviation. If the standard deviation of features differs, the range of those features will likewise differ. The effect of outliers in the characteristics is reduced as a result. To arrive at a distribution with a 0 mean and 1 variance, all the data points are subtracted by their mean and the result divided by the distribution’s variance.</text:p>
      <text:p text:style-name="Standard"/>
      <text:p text:style-name="Standard"/>
      <text:p text:style-name="Standard"/>
      <text:p text:style-name="Standard">See the excel for complete list of feature engineering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1H12M2S</meta:editing-duration>
    <meta:editing-cycles>7</meta:editing-cycles>
    <meta:generator>OpenOffice/4.1.7$Win32 OpenOffice.org_project/417m1$Build-9800</meta:generator>
    <dc:date>2023-09-28T17:37:51.55</dc:date>
    <meta:document-statistic meta:table-count="0" meta:image-count="0" meta:object-count="0" meta:page-count="2" meta:paragraph-count="34" meta:word-count="654" meta:character-count="4285"/>
    <meta:user-defined meta:name="Info 1"/>
    <meta:user-defined meta:name="Info 2"/>
    <meta:user-defined meta:name="Info 3"/>
    <meta:user-defined meta:name="Info 4"/>
  </office:meta>
</office:document-meta>
</file>